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ra" svg:font-family="Lora, serif"/>
    <style:font-face style:name="OpenSymbol" svg:font-family="OpenSymbol"/>
    <style:font-face style:name="Oswald" svg:font-family="Oswald,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text-properties fo:color="#c5000b"/>
    </style:style>
    <style:style style:name="P3" style:family="paragraph" style:parent-style-name="Standard">
      <style:text-properties fo:color="#009900"/>
    </style:style>
    <style:style style:name="P4" style:family="paragraph" style:parent-style-name="Heading_20_2">
      <style:text-properties fo:font-variant="normal" fo:text-transform="none" fo:color="#00cc00" style:font-name="Oswald" fo:font-size="22.5pt" fo:letter-spacing="normal" fo:font-style="normal" fo:font-weight="normal"/>
    </style:style>
    <style:style style:name="P5" style:family="paragraph" style:parent-style-name="Text_20_body">
      <style:text-properties fo:font-variant="normal" fo:text-transform="none" fo:color="#000000" style:font-name="Lora" fo:font-size="13.5pt" fo:letter-spacing="normal" fo:font-style="normal" fo:font-weight="normal"/>
    </style:style>
    <style:style style:name="P6" style:family="paragraph" style:parent-style-name="Text_20_body">
      <style:text-properties fo:font-variant="normal" fo:text-transform="none" fo:color="#00cc00" style:font-name="Oswald" fo:font-size="22.5pt" fo:letter-spacing="normal" fo:font-style="normal" fo:font-weight="normal"/>
    </style:style>
    <style:style style:name="P7" style:family="paragraph" style:parent-style-name="Standard">
      <style:text-properties fo:font-variant="normal" fo:text-transform="none" fo:color="#c5000b" style:font-name="monospace" fo:letter-spacing="normal" fo:font-style="normal" fo:font-weight="normal"/>
    </style:style>
    <style:style style:name="P8" style:family="paragraph" style:parent-style-name="Standard">
      <style:text-properties fo:font-variant="normal" fo:text-transform="none" fo:color="#009900" style:font-name="monospace" fo:letter-spacing="normal" fo:font-style="normal" fo:font-weight="normal"/>
    </style:style>
    <style:style style:name="P9" style:family="paragraph" style:parent-style-name="Standard">
      <style:text-properties fo:color="#009900"/>
    </style:style>
    <style:style style:name="T1" style:family="text">
      <style:text-properties fo:font-variant="normal" fo:text-transform="none" fo:color="#c5000b" style:font-name="monospace" fo:letter-spacing="normal" fo:font-style="normal" fo:font-weight="normal"/>
    </style:style>
    <style:style style:name="T2" style:family="text">
      <style:text-properties fo:font-variant="normal" fo:text-transform="none" fo:color="#000000" style:font-name="Lora" fo:font-size="13.5pt" fo:letter-spacing="normal" fo:font-style="normal" fo:font-weight="bold"/>
    </style:style>
    <style:style style:name="T3" style:family="text">
      <style:text-properties fo:font-variant="normal" fo:text-transform="none" fo:color="#000000" style:font-name="Lora" fo:font-size="13.5pt" fo:letter-spacing="normal" fo:font-style="normal" fo:font-weight="normal"/>
    </style:style>
    <style:style style:name="T4" style:family="text">
      <style:text-properties fo:font-variant="normal" fo:text-transform="none" fo:color="#cf4344" style:text-line-through-style="none" style:font-name="Lora" fo:font-size="13.5pt" fo:letter-spacing="normal" fo:font-style="normal" style:text-underline-style="none" fo:font-weight="normal" style:text-blinking="false"/>
    </style:style>
    <style:style style:name="T5" style:family="text">
      <style:text-properties fo:color="#c5000b"/>
    </style:style>
    <style:style style:name="T6" style:family="text">
      <style:text-properties fo:color="#000000"/>
    </style:style>
    <style:style style:name="T7" style:family="text">
      <style:text-properties fo:color="#000000" style:font-name="Lora" fo:font-size="13.5pt"/>
    </style:style>
    <style:style style:name="T8" style:family="text">
      <style:text-properties fo:color="#000000" style:font-name="Lora" fo:font-size="13.5pt" fo:font-weight="bold"/>
    </style:style>
    <style:style style:name="T9" style:family="text">
      <style:text-properties fo:font-weight="bold"/>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ow to run jar file through command prompt?</text:p>
      <text:p text:style-name="P1"/>
      <text:p text:style-name="P2">java -jar demo.jar –server.port=8080</text:p>
      <text:p text:style-name="P2"/>
      <text:p text:style-name="P3">How to run externalized property file?</text:p>
      <text:p text:style-name="P3"/>
      <text:p text:style-name="Standard"><text:span text:style-name="T5">java -jar </text:span><text:span text:style-name="T1">-Dspring.config.location = </text:span><text:a xlink:type="simple" xlink:href="file:///C:/application.properties" text:style-name="Internet_20_link" text:visited-style-name="Visited_20_Internet_20_Link">C:\application.properties</text:a><text:span text:style-name="T1"> demo.jar</text:span></text:p>
      <text:p text:style-name="P7"/>
      <text:p text:style-name="P8">How to run with specific profile?</text:p>
      <text:p text:style-name="P8"/>
      <text:p text:style-name="P7">java -jar demo.jar –spring.profiles.active=dev</text:p>
      <text:p text:style-name="P7"/>
      <text:h text:style-name="P4" text:outline-level="2">mvc:annotation-driven</text:h>
      <text:p text:style-name="P7"><text:span text:style-name="Strong_20_Emphasis"><text:span text:style-name="T8">mvc:annotation-driven</text:span></text:span><text:span text:style-name="T6"> </text:span><text:span text:style-name="T7">is used for enabling the Spring MVC components with its default configurations. If you dont include mvc:annotation-driven also your MVC application would work if you have used the context:component-scan for creating the beans or defined the beans in your XML file.</text:span> </text:p>
      <text:p text:style-name="P8"/>
      <text:p text:style-name="P3"><text:span text:style-name="T3">This tag would registers the HandlerMapping and HandlerAdapter required to dispatch requests to your @Controllers</text:span> .</text:p>
      <text:p text:style-name="P5">Support for reading and writing XML, if JAXB is on the classpath</text:p>
      <text:p text:style-name="P5">Support for reading and writing JSON, if Jackson is on the classpath </text:p>
      <text:h text:style-name="P4" text:outline-level="2">context:annotation-config</text:h>
      <text:p text:style-name="P5">context:annotation-config is used for activating annotations in beans already registered in the application context (no matter whether they were defined with XML or by package scanning). That means it will resolve @Autowired and @Qualifier annotations for the beans which are already created and stored in the spring container. </text:p>
      <text:p text:style-name="P5"><text:span text:style-name="Strong_20_Emphasis"><text:span text:style-name="T9">context:component-scan</text:span></text:span> can also do the same job, but context:component-scan will also scan the packages for registering the beans to application context. </text:p>
      <text:p text:style-name="P5">context:annotation-config will not search for the beans registration, this will only activate the already registered beans in the context. </text:p>
      <text:h text:style-name="P4" text:outline-level="2">context:component-scan</text:h>
      <text:p text:style-name="P6"><text:span text:style-name="Strong_20_Emphasis"><text:span text:style-name="T8">context:component-scan</text:span></text:span><text:span text:style-name="T6"> </text:span><text:span text:style-name="T7">element in the spring configuration file would eliminate the need for declaring all the beans in the XML files.</text:span> </text:p>
      <text:p text:style-name="Text_20_body"><text:soft-page-break/><text:span text:style-name="T3">This annotation would scan the classes inside the specified package and create the beans instance.It could create beans only if that class is annotated with correct annotations.</text:span></text:p>
      <text:p text:style-name="Text_20_body"><text:span text:style-name="Strong_20_Emphasis"><text:span text:style-name="T2">@Component,@Repository,@Service,@Controller.</text:span></text:span></text:p>
      <text:p text:style-name="Text_20_body"><text:span text:style-name="Strong_20_Emphasis"><text:span text:style-name="T3">One advantage of this element is that it also resolve </text:span></text:span><text:a xlink:type="simple" xlink:href="https://javabeat.net/autowired-annotation-spring/" office:target-frame-name="_blank" xlink:show="new" text:style-name="Internet_20_link" text:visited-style-name="Visited_20_Internet_20_Link"><text:span text:style-name="Strong_20_Emphasis"><text:span text:style-name="T4">@Autowired</text:span></text:span></text:a><text:span text:style-name="Strong_20_Emphasis"><text:span text:style-name="T2"> </text:span></text:span><text:span text:style-name="Strong_20_Emphasis"><text:span text:style-name="T3">and </text:span></text:span><text:a xlink:type="simple" xlink:href="https://javabeat.net/qualifier-annotation-spring/" office:target-frame-name="_blank" xlink:show="new" text:style-name="Internet_20_link" text:visited-style-name="Visited_20_Internet_20_Link"><text:span text:style-name="Strong_20_Emphasis"><text:span text:style-name="T4">@Qualifier</text:span></text:span></text:a><text:span text:style-name="Strong_20_Emphasis"><text:span text:style-name="T2"> </text:span></text:span><text:span text:style-name="Strong_20_Emphasis"><text:span text:style-name="T3">annotations.</text:span></text:span></text:p>
      <text:p text:style-name="Text_20_body"><text:span text:style-name="Strong_20_Emphasis"><text:span text:style-name="T3">Therefore if you declare </text:span></text:span><text:span text:style-name="Strong_20_Emphasis"><text:span text:style-name="T2">&lt;context:component-scan&gt;</text:span></text:span><text:span text:style-name="Strong_20_Emphasis"><text:span text:style-name="T3">, is not necessary anymore declare </text:span></text:span><text:span text:style-name="Strong_20_Emphasis"><text:span text:style-name="T2">&lt;context:annotation-config&gt;</text:span></text:span><text:span text:style-name="Strong_20_Emphasis"><text:span text:style-name="T3"> too. </text:span></text:span><text:span text:style-name="Strong_20_Emphasis"><text:span text:style-name="T2"><text:s/></text:span></text:span></text:p>
      <text:p text:style-name="Text_20_body"><text:span text:style-name="Strong_20_Emphasis"><text:span text:style-name="T2"/></text:span></text:p>
      <text:p text:style-name="Text_20_body"><text:span text:style-name="T7"><text:s/></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ra" svg:font-family="Lora, serif"/>
    <style:font-face style:name="OpenSymbol" svg:font-family="OpenSymbol"/>
    <style:font-face style:name="Oswald" svg:font-family="Oswald,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2T12:09:58.51</meta:creation-date>
    <dc:date>2020-02-13T22:33:17.36</dc:date>
    <meta:editing-duration>PT6H58M38S</meta:editing-duration>
    <meta:editing-cycles>6</meta:editing-cycles>
    <meta:generator>OpenOffice/4.1.7$Win32 OpenOffice.org_project/417m1$Build-9800</meta:generator>
    <meta:document-statistic meta:table-count="0" meta:image-count="0" meta:object-count="0" meta:page-count="2" meta:paragraph-count="22" meta:word-count="281" meta:character-count="2058"/>
  </office:meta>
</office:document-meta>
</file>